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ial" svg:font-family="arial, sans-serif"/>
  </office:font-face-decls>
  <office:automatic-styles>
    <style:style style:name="P1" style:family="paragraph" style:parent-style-name="Standard">
      <style:text-properties fo:font-size="20pt" officeooo:rsid="001eafb4" officeooo:paragraph-rsid="001eafb4" style:font-size-asian="17.5pt" style:font-size-complex="20pt"/>
    </style:style>
    <style:style style:name="P2" style:family="paragraph" style:parent-style-name="Standard">
      <style:text-properties fo:font-size="20pt" officeooo:rsid="00209c3d" officeooo:paragraph-rsid="00209c3d" style:font-size-asian="17.5pt" style:font-size-complex="20pt"/>
    </style:style>
    <style:style style:name="P3" style:family="paragraph" style:parent-style-name="Standard">
      <style:text-properties officeooo:paragraph-rsid="00209c3d"/>
    </style:style>
    <style:style style:name="P4" style:family="paragraph" style:parent-style-name="Standard">
      <style:text-properties officeooo:rsid="00209c3d" officeooo:paragraph-rsid="00209c3d"/>
    </style:style>
    <style:style style:name="P5" style:family="paragraph" style:parent-style-name="Standard" style:list-style-name="L4">
      <style:text-properties officeooo:paragraph-rsid="00209c3d"/>
    </style:style>
    <style:style style:name="P6" style:family="paragraph" style:parent-style-name="Standard" style:list-style-name="L5">
      <style:text-properties officeooo:paragraph-rsid="0020a70c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iberation Serif" style:text-underline-style="solid" style:text-underline-width="auto" style:text-underline-color="font-color" fo:font-weight="bold" officeooo:rsid="0023869f" officeooo:paragraph-rsid="0023869f" style:font-weight-asian="bold" style:font-weight-complex="bold"/>
    </style:style>
    <style:style style:name="P8" style:family="paragraph" style:parent-style-name="Standard">
      <style:text-properties officeooo:paragraph-rsid="0020a70c"/>
    </style:style>
    <style:style style:name="P9" style:family="paragraph" style:parent-style-name="Standard">
      <style:text-properties officeooo:rsid="0020a70c" officeooo:paragraph-rsid="0020a70c"/>
    </style:style>
    <style:style style:name="P10" style:family="paragraph" style:parent-style-name="Standard" style:list-style-name="L6">
      <style:text-properties officeooo:rsid="0020a70c" officeooo:paragraph-rsid="0020a70c"/>
    </style:style>
    <style:style style:name="P11" style:family="paragraph" style:parent-style-name="Standard" style:list-style-name="L10">
      <style:text-properties officeooo:rsid="0020a70c" officeooo:paragraph-rsid="0020a70c"/>
    </style:style>
    <style:style style:name="P12" style:family="paragraph" style:parent-style-name="Standard" style:list-style-name="L9">
      <style:text-properties officeooo:paragraph-rsid="0020a70c"/>
    </style:style>
    <style:style style:name="P13" style:family="paragraph" style:parent-style-name="Standard">
      <style:text-properties officeooo:rsid="00225492" officeooo:paragraph-rsid="00225492"/>
    </style:style>
    <style:style style:name="P14" style:family="paragraph" style:parent-style-name="Standard" style:list-style-name="L13">
      <style:text-properties officeooo:rsid="00225492" officeooo:paragraph-rsid="00225492"/>
    </style:style>
    <style:style style:name="P15" style:family="paragraph" style:parent-style-name="Standard" style:list-style-name="L14">
      <style:text-properties officeooo:rsid="00225492" officeooo:paragraph-rsid="00225492"/>
    </style:style>
    <style:style style:name="P16" style:family="paragraph" style:parent-style-name="Standard">
      <style:text-properties officeooo:paragraph-rsid="00225492"/>
    </style:style>
    <style:style style:name="P17" style:family="paragraph" style:parent-style-name="Standard" style:list-style-name="L11">
      <style:text-properties officeooo:paragraph-rsid="00225492"/>
    </style:style>
    <style:style style:name="P18" style:family="paragraph" style:parent-style-name="Standard" style:list-style-name="L12">
      <style:text-properties officeooo:paragraph-rsid="00225492"/>
    </style:style>
    <style:style style:name="P19" style:family="paragraph" style:parent-style-name="Standard" style:list-style-name="L15">
      <style:text-properties officeooo:rsid="0023869f" officeooo:paragraph-rsid="0023869f"/>
    </style:style>
    <style:style style:name="P20" style:family="paragraph" style:parent-style-name="Standard" style:list-style-name="L16">
      <style:text-properties officeooo:rsid="0023869f" officeooo:paragraph-rsid="0023869f"/>
    </style:style>
    <style:style style:name="P21" style:family="paragraph" style:parent-style-name="Standard" style:list-style-name="L17">
      <style:text-properties officeooo:rsid="0023869f" officeooo:paragraph-rsid="0023869f"/>
    </style:style>
    <style:style style:name="P22" style:family="paragraph" style:parent-style-name="Standard" style:list-style-name="L18">
      <style:text-properties officeooo:rsid="0023869f" officeooo:paragraph-rsid="0023869f"/>
    </style:style>
    <style:style style:name="P23" style:family="paragraph" style:parent-style-name="Standard" style:list-style-name="L19">
      <style:text-properties officeooo:paragraph-rsid="00225492"/>
    </style:style>
    <style:style style:name="P24" style:family="paragraph" style:parent-style-name="Standard" style:list-style-name="L20">
      <style:text-properties officeooo:paragraph-rsid="001eafb4"/>
    </style:style>
    <style:style style:name="P25" style:family="paragraph" style:parent-style-name="Standard" style:list-style-name="L21">
      <style:text-properties officeooo:paragraph-rsid="00209c3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2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20pt" fo:font-style="normal" style:text-underline-style="none" fo:font-weight="normal" officeooo:rsid="001eafb4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20pt" fo:letter-spacing="normal" fo:font-style="normal" style:text-underline-style="none" fo:font-weight="normal" style:text-blinking="false" fo:background-color="transparent" loext:char-shading-value="0" style:font-size-asian="20pt" style:font-size-complex="20pt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20pt" fo:font-style="normal" style:text-underline-style="none" fo:font-weight="normal" officeooo:rsid="001eafb4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normal" officeooo:rsid="00209c3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normal" style:text-blinking="false" fo:background-color="transparent" loext:char-shading-value="0" style:font-size-asian="20pt" style:font-size-complex="20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normal" style:text-blinking="false" fo:background-color="transparent" loext:char-shading-value="0" style:font-size-asian="17.5pt" style:font-size-complex="2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normal" officeooo:rsid="00225492" style:text-blinking="false" fo:background-color="transparent" loext:char-shading-value="0" style:font-size-asian="17.5pt" style:font-size-complex="20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20pt" fo:letter-spacing="normal" fo:font-style="normal" style:text-underline-style="none" fo:font-weight="normal" style:text-blinking="false" fo:background-color="transparent" loext:char-shading-value="0" style:font-size-asian="20pt" style:font-size-complex="20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20pt" fo:letter-spacing="normal" fo:font-style="normal" style:text-underline-style="none" fo:font-weight="normal" officeooo:rsid="00209c3d" style:text-blinking="false" fo:background-color="transparent" loext:char-shading-value="0" style:font-size-asian="20pt" style:font-size-complex="20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20pt" fo:letter-spacing="normal" fo:font-style="normal" style:text-underline-style="none" fo:font-weight="normal" officeooo:rsid="0020a70c" style:text-blinking="false" fo:background-color="transparent" loext:char-shading-value="0" style:font-size-asian="20pt" style:font-size-complex="20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20pt" fo:letter-spacing="normal" fo:font-style="normal" style:text-underline-style="none" fo:font-weight="normal" officeooo:rsid="00225492" style:text-blinking="false" fo:background-color="transparent" loext:char-shading-value="0" style:font-size-asian="20pt" style:font-size-complex="20pt"/>
    </style:style>
    <style:style style:name="T15" style:family="text">
      <style:text-properties fo:font-variant="normal" fo:text-transform="none" style:text-line-through-style="none" style:text-line-through-type="none" fo:font-size="20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1eafb4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ize="20pt" fo:font-style="normal" fo:font-weight="normal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ize="20pt" fo:font-style="normal" fo:font-weight="normal" officeooo:rsid="001eafb4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ize="20pt" fo:font-style="normal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ize="20pt" fo:font-style="normal" officeooo:rsid="001eafb4" style:text-blinking="false" fo:background-color="transparent" loext:char-shading-value="0"/>
    </style:style>
    <style:style style:name="T21" style:family="text">
      <style:text-properties fo:font-size="20pt" style:font-size-asian="17.5pt" style:font-size-complex="20pt"/>
    </style:style>
    <style:style style:name="T22" style:family="text">
      <style:text-properties fo:font-size="20pt" officeooo:rsid="00209c3d" style:font-size-asian="17.5pt" style:font-size-complex="20pt"/>
    </style:style>
    <style:style style:name="T23" style:family="text">
      <style:text-properties fo:font-size="20pt" officeooo:rsid="0020a70c" style:font-size-asian="17.5pt" style:font-size-complex="20pt"/>
    </style:style>
    <style:style style:name="T24" style:family="text">
      <style:text-properties fo:font-size="20pt" officeooo:rsid="00225492" style:font-size-asian="17.5pt" style:font-size-complex="20pt"/>
    </style:style>
    <style:style style:name="T25" style:family="text">
      <style:text-properties fo:font-size="20pt" officeooo:rsid="001eafb4" style:font-size-asian="17.5pt" style:font-size-complex="20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0">A</text:span><text:span text:style-name="T19">ssignment 1</text:span></text:p>
      <text:p text:style-name="Standard"><text:bookmark text:name="docs-internal-guid-52c28106-7fff-0653-364e-f39ad5e0ec3c"/><text:span text:style-name="T2">1. </text:span><text:span text:style-name="T1">What is Linux?</text:span></text:p>
      <text:p text:style-name="Standard"><text:span text:style-name="T1"/></text:p>
      <text:list xml:id="list2286142560" text:style-name="L20">
        <text:list-item>
          <text:p text:style-name="P24"><text:span text:style-name="T25">Linux is a UNIX like open source operating system for computers, developers and servers. It is supported on every major computer platform. Main component of Linux Operating system is Kernel. <text:s/></text:span></text:p>
        </text:list-item>
      </text:list>
      <text:p text:style-name="P1">2. What is the difference between Linux and UNIX?</text:p>
      <text:p text:style-name="P1"/>
      <text:list xml:id="list2865044442" text:style-name="L21">
        <text:list-item>
          <text:p text:style-name="P25"><text:span text:style-name="T22">Linux is an open source, multi-user operating system whereas UNIX is multi-tasking, multi-user operating system but it is not free to use and also not a open source.</text:span></text:p>
        </text:list-item>
      </text:list>
      <text:p text:style-name="P2"/>
      <text:p text:style-name="P3"><text:span text:style-name="T22">3. </text:span><text:bookmark text:name="docs-internal-guid-ace065a5-7fff-82ee-0762-5d6d9e3eaeff"/><text:span text:style-name="T1">What is Linux Kernel? Is it legal to edit Linux Kernel?</text:span></text:p>
      <text:list xml:id="list2450065223" text:style-name="L4">
        <text:list-item>
          <text:p text:style-name="P5"><text:span text:style-name="T7">Kernel is the main component of Linux operating system. It is the core interface between the computer hardware and it’s processes.</text:span><text:bookmark text:name="docs-internal-guid-b870ca5f-7fff-e3f9-d8ab-d772813b8f84"/><text:span text:style-name="T7"> </text:span><text:span text:style-name="T6">Yes, Linux kernel is free and can be modified by anyone.</text:span></text:p>
        </text:list-item>
      </text:list>
      <text:p text:style-name="P3"><text:span text:style-name="T6"/></text:p>
      <text:p text:style-name="P4"><text:span text:style-name="T6">4. What is LILO ?</text:span></text:p>
      <text:list xml:id="list3103512431" text:style-name="L5">
        <text:list-item>
          <text:p text:style-name="P6"><text:span text:style-name="T12">L</text:span><text:span text:style-name="T13">ilo </text:span><text:span text:style-name="T12">stands for Linux </text:span><text:span text:style-name="T13">l</text:span><text:span text:style-name="T12">oader that is used to load Linux into memory. It can boot operating systems from floppy disks</text:span><text:span text:style-name="T13"> and </text:span><text:span text:style-name="T12">hard disks. </text:span><text:span text:style-name="T13">I</text:span><text:span text:style-name="T11">t is boot loader which permit to select which OS in a machine needs to be used.</text:span></text:p>
          <text:p text:style-name="P6"><text:span text:style-name="T11"/></text:p>
        </text:list-item>
      </text:list>
      <text:p text:style-name="P8"><text:span text:style-name="T13">5. </text:span><text:bookmark text:name="docs-internal-guid-aabc75ae-7fff-1b1e-5c0f-52fc47fbea80"/><text:span text:style-name="T3">What are the basic components of Linux?</text:span></text:p>
      <text:list xml:id="list1567247545" text:style-name="L6">
        <text:list-item>
          <text:p text:style-name="P10"><text:span text:style-name="T11">System services, System libraries, And Kernel which includes kernel modules like CPU, RAM, Disk also known as hardwares. </text:span></text:p>
        </text:list-item>
      </text:list>
      <text:p text:style-name="P9"><text:soft-page-break/><text:span text:style-name="T11"/></text:p>
      <text:p text:style-name="P8"><text:span text:style-name="T23">6.</text:span><text:bookmark text:name="docs-internal-guid-7ed5eb39-7fff-5f22-6f4e-d37d00dd05ab"/><text:span text:style-name="T1">Which are the Shells used in Linux?</text:span> </text:p>
      <text:list xml:id="list2252781630" text:style-name="L9">
        <text:list-item>
          <text:p text:style-name="P12"><text:span text:style-name="T23">Shell is an environment in which we can run our commands, programs and shell scripts. There are 2 types of shells :</text:span></text:p>
        </text:list-item>
      </text:list>
      <text:list xml:id="list3806361963" text:style-name="L10">
        <text:list-item>
          <text:p text:style-name="P11"><text:span text:style-name="T21">Command line shell</text:span></text:p>
        </text:list-item>
        <text:list-item>
          <text:p text:style-name="P11"><text:span text:style-name="T21">Graphical shell</text:span></text:p>
        </text:list-item>
      </text:list>
      <text:list xml:id="list3338792894" text:style-name="L19">
        <text:list-item>
          <text:p text:style-name="P23"><text:span text:style-name="T24">Bash shell is used in Linux.</text:span></text:p>
        </text:list-item>
      </text:list>
      <text:p text:style-name="P13"><text:span text:style-name="T21"/></text:p>
      <text:p text:style-name="P16"><text:span text:style-name="T24">7.</text:span><text:bookmark text:name="docs-internal-guid-4173e0ed-7fff-c9d1-1fae-5b109af26eed"/><text:span text:style-name="T9">What is Swap Space? </text:span></text:p>
      <text:list xml:id="list2129447816" text:style-name="L11">
        <text:list-item>
          <text:p text:style-name="P17"><text:span text:style-name="T10">I</text:span><text:span text:style-name="T9">t is the space used in the disk instead of the memory.</text:span></text:p>
        </text:list-item>
      </text:list>
      <text:p text:style-name="P16"><text:span text:style-name="T9"/></text:p>
      <text:p text:style-name="P16"><text:span text:style-name="T10">8.</text:span><text:bookmark text:name="docs-internal-guid-30e75996-7fff-f1ad-01b1-85d961cb038b"/><text:span text:style-name="T8">What is the difference between BASH and DOS? </text:span></text:p>
      <text:list xml:id="list2637822894" text:style-name="L12">
        <text:list-item>
          <text:p text:style-name="P18"><text:span text:style-name="T14">BASH commands are case sensitive while DOS commands are not.</text:span></text:p>
        </text:list-item>
      </text:list>
      <text:p text:style-name="P16"><text:span text:style-name="T14"/></text:p>
      <text:p text:style-name="P16"><text:span text:style-name="T14">9.</text:span><text:bookmark text:name="docs-internal-guid-ddeeb5b6-7fff-e971-fb5d-afc5096dd938"/><text:span text:style-name="T14">What command would you use to check how much memory is being used by Linux? </text:span></text:p>
      <text:list xml:id="list1391829408" text:style-name="L13">
        <text:list-item>
          <text:p text:style-name="P14"><text:span text:style-name="T11">Free -m</text:span></text:p>
        </text:list-item>
      </text:list>
      <text:p text:style-name="P13"><text:span text:style-name="T11"/></text:p>
      <text:p text:style-name="P16"><text:span text:style-name="T14">10.</text:span><text:bookmark text:name="docs-internal-guid-dec5a778-7fff-7750-5fd3-20406980726e"/><text:span text:style-name="T11">Explain file permission in Linux?</text:span></text:p>
      <text:list xml:id="list2918069836" text:style-name="L14">
        <text:list-item>
          <text:p text:style-name="P15"><text:span text:style-name="T11">All file and directory in Linux system has following permissions defined for all the 3 owners(User,Groups &amp; Others).</text:span></text:p>
        </text:list-item>
      </text:list>
      <text:list xml:id="list4259407002" text:style-name="L15">
        <text:list-item>
          <text:p text:style-name="P19"><text:span text:style-name="T11">Read</text:span></text:p>
        </text:list-item>
        <text:list-item>
          <text:p text:style-name="P19"><text:span text:style-name="T11">Write</text:span></text:p>
        </text:list-item>
        <text:list-item>
          <text:p text:style-name="P19"><text:span text:style-name="T11">Execute</text:span></text:p>
        </text:list-item>
      </text:list>
      <text:list xml:id="list1584305931" text:style-name="L16">
        <text:list-item>
          <text:p text:style-name="P20"><text:span text:style-name="T11">There are 2 types of Chmod</text:span></text:p>
        </text:list-item>
      </text:list>
      <text:list xml:id="list1163074768" text:style-name="L17">
        <text:list-item>
          <text:p text:style-name="P21"><text:span text:style-name="T11">Numeric mode</text:span></text:p>
        </text:list-item>
        <text:list-item>
          <text:p text:style-name="P21"><text:span text:style-name="T11">Symbolic mode</text:span></text:p>
        </text:list-item>
      </text:list>
      <text:list xml:id="list2391401912" text:style-name="L18">
        <text:list-item>
          <text:p text:style-name="P22"><text:span text:style-name="T11">Chmod is the command used to change permission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20:21:30.969000000</meta:creation-date>
    <dc:date>2022-02-24T21:08:07.763000000</dc:date>
    <meta:editing-duration>PT5M41S</meta:editing-duration>
    <meta:editing-cycles>1</meta:editing-cycles>
    <meta:document-statistic meta:table-count="0" meta:image-count="0" meta:object-count="0" meta:page-count="2" meta:paragraph-count="32" meta:word-count="345" meta:character-count="1851" meta:non-whitespace-character-count="1551"/>
    <meta:generator>LibreOffice/7.2.5.2$Windows_X86_64 LibreOffice_project/499f9727c189e6ef3471021d6132d4c694f357e5</meta:generator>
  </office:meta>
</office:document-meta>
</file>